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I MONTES YUBER MARC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1164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ORA COR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869895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I MONTES YUBER MARC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1164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8 698 95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2217055</text:p>
          </table:table-cell>
          <table:table-cell table:style-name="Tabla2.D3" office:value-type="string">
            <text:p text:style-name="P23">86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00:10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